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41cm" svg:stroke-color="#808080" draw:marker-start-width="0.624cm" draw:marker-end-width="0.624cm" draw:fill="none" draw:textarea-vertical-align="middle" fo:padding-top="0.195cm" fo:padding-bottom="0.195cm" fo:padding-left="0.32cm" fo:padding-right="0.32cm"/>
    </style:style>
    <style:style style:name="gr2" style:family="graphic" style:parent-style-name="standard">
      <style:graphic-properties draw:stroke="none" svg:stroke-width="0cm" draw:marker-start-width="0.624cm" draw:marker-end-width="0.624cm" draw:fill="solid" draw:fill-color="#3465a4" draw:opacity="100%" draw:textarea-horizontal-align="justify" draw:textarea-vertical-align="middle" draw:auto-grow-height="false" fo:min-height="0cm" fo:min-width="0cm" fo:padding-top="0.195cm" fo:padding-bottom="0.195cm" fo:padding-left="0.32cm" fo:padding-right="0.32cm" draw:shadow="hidden"/>
    </style:style>
    <style:style style:name="gr3" style:family="graphic" style:parent-style-name="standard">
      <style:graphic-properties svg:stroke-color="#23ff23" draw:fill-color="#23ff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23ff23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41cm" draw:marker-start-width="0.624cm" draw:marker-end-width="0.624cm" draw:fill="none" draw:textarea-vertical-align="middle" fo:padding-top="0.195cm" fo:padding-bottom="0.195cm" fo:padding-left="0.32cm" fo:padding-right="0.3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58cm"/>
    </style:style>
    <style:style style:name="gr9" style:family="graphic" style:parent-style-name="standard">
      <style:graphic-properties draw:stroke="none" svg:stroke-color="#000000" draw:fill="none" draw:fill-color="#ffffff" fo:min-height="1.298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stroke-dash="Fine_20_Dashed" svg:stroke-width="0cm" svg:stroke-color="#205c90" draw:marker-start-width="0.307cm" draw:marker-end-width="0.307cm" draw:fill="solid" draw:fill-color="#205c90" draw:opacity="100%" draw:textarea-horizontal-align="center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1.108cm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2.847cm" svg:y1="10.99cm" svg:x2="10.255cm" svg:y2="10.949cm">
          <text:p/>
        </draw:line>
        <draw:path draw:style-name="gr2" draw:text-style-name="P1" xml:id="id3" draw:id="id3" draw:layer="layout" svg:width="7.63cm" svg:height="1.809cm" svg:x="2.778cm" svg:y="9.82cm" svg:viewBox="0 0 7631 1810" svg:d="M313 145c-13 3-25 8-37 13-25 12-49 29-69 49s-37 44-49 69c-5 12-10 24-13 37-2 12-4 24-4 36v1113c0 11 2 23 4 35 3 13 8 25 13 37 12 25 29 49 49 69s44 37 69 49c12 5 24 10 37 13 12 2 24 4 36 4h6934c11 0 23-2 35-4 13-3 25-8 37-13 25-12 49-29 69-49s37-44 49-69c5-12 10-24 13-37 2-12 4-24 4-35v-1113c0-12-2-24-4-36-3-13-8-25-13-37-12-25-29-49-49-69s-44-37-69-49c-12-5-24-10-37-13-12-2-24-4-35-4h-6934c-12 0-24 2-36 4zM7523 108c32 31 59 69 77 109 10 20 18 42 23 63 5 23 8 46 8 69v1113c0 22-3 45-8 68-5 21-13 43-23 63-18 40-45 78-77 109-31 32-69 59-109 77-20 10-42 18-63 23-23 5-46 8-68 8h-6934c-23 0-46-3-69-8-21-5-43-13-63-23-40-18-78-45-109-77-32-31-59-69-77-109-10-20-18-42-23-63-5-23-8-46-8-68v-1113c0-23 3-46 8-69 5-21 13-43 23-63 18-40 45-78 77-109 31-32 69-59 109-77 20-10 42-18 63-23 23-5 46-8 69-8h6934c22 0 45 3 68 8 21 5 43 13 63 23 40 18 78 45 109 77z">
          <text:p/>
        </draw:path>
        <draw:path draw:style-name="gr2" draw:text-style-name="P1" draw:layer="layout" svg:width="6.409cm" svg:height="0.448cm" svg:x="3.39cm" svg:y="11.549cm" svg:viewBox="0 0 6410 449" svg:d="M141 308h6128v-167h-6128zM6410 121v206c0 8-1 17-3 26-2 7-5 15-8 22-6 14-15 26-26 37s-23 20-37 26c-7 3-15 6-22 8-9 2-18 3-26 3h-6167c-8 0-17-1-26-3-7-2-15-5-23-8-13-7-26-16-36-27-11-10-19-23-25-36-4-8-6-15-8-23s-3-17-3-25v-206c0-8 1-17 3-25s4-15 8-23c6-13 15-26 25-37 11-10 24-19 37-25 8-4 15-6 23-8s17-3 25-3h6167c8 0 17 1 25 3s15 4 23 8c13 6 26 14 36 25 11 10 20 23 27 36 3 8 6 16 8 23 2 9 3 18 3 26z">
          <text:p/>
        </draw:path>
        <draw:g>
          <draw:g>
            <draw:custom-shape draw:style-name="gr3" draw:text-style-name="P1" draw:layer="layout" svg:width="2.401cm" svg:height="1.831cm" draw:transform="rotate (1.5707963267949) translate (19.779cm 12.027cm)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4" draw:text-style-name="P1" draw:layer="layout" svg:width="2.442cm" svg:height="2.442cm" draw:transform="rotate (1.5707963267949) translate (20.598cm 12.048cm)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  <draw:custom-shape draw:style-name="gr3" draw:text-style-name="P1" draw:layer="layout" svg:width="0.244cm" svg:height="2.931cm" svg:x="19.557cm" svg:y="9.3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1" xml:id="id4" draw:id="id4" draw:layer="layout" svg:x1="19.538cm" svg:y1="10.336cm" svg:x2="13.392cm" svg:y2="10.336cm">
          <text:p/>
        </draw:line>
        <draw:line draw:style-name="gr5" draw:text-style-name="P1" xml:id="id2" draw:id="id2" draw:layer="layout" svg:x1="19.538cm" svg:y1="11.36cm" svg:x2="15.834cm" svg:y2="11.36cm">
          <text:p/>
        </draw:line>
        <draw:custom-shape draw:style-name="gr6" draw:text-style-name="P1" xml:id="id1" draw:id="id1" draw:layer="layout" svg:width="6.133cm" svg:height="0.57cm" draw:transform="rotate (0.000872664625997165) translate (3.53cm 11.30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25cm" svg:height="0.325cm" svg:x="6.916cm" svg:y="11.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1" draw:layer="layout" svg:width="0.325cm" svg:height="0.325cm" svg:x="7.816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4.116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4.716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6.416cm" svg:y="11.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5.316cm" svg:y="11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7.316cm" svg:y="11.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5.916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8.616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10.716cm" svg:y="1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7.016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5.516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6.216cm" svg:y="1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4.316cm" svg:y="11.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8.116cm" svg:y="11.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5.016cm" svg:y="11.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3.616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9.216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1.14cm" svg:height="1.83cm" svg:x="5.349cm" svg:y="8.396cm">
          <draw:text-box draw:corner-radius="0.163cm">
            <text:p text:style-name="P2"><text:span text:style-name="T1">+</text:span></text:p>
          </draw:text-box>
        </draw:frame>
        <draw:custom-shape draw:style-name="gr7" draw:text-style-name="P1" draw:layer="layout" svg:width="0.366cm" svg:height="0.326cm" svg:x="9.216cm" svg:y="1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7.716cm" svg:y="1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2" draw:layer="layout" svg:width="0.896cm" svg:height="1.83cm" svg:x="5.594cm" svg:y="11.287cm">
          <draw:text-box draw:corner-radius="0.163cm">
            <text:p text:style-name="P2"><text:span text:style-name="T1">-</text:span></text:p>
          </draw:text-box>
        </draw:frame>
        <draw:connector draw:style-name="gr10" draw:text-style-name="P1" draw:layer="layout" svg:x1="6.596cm" svg:y1="11.87cm" svg:x2="15.834cm" svg:y2="11.36cm" draw:start-shape="id1" draw:start-glue-point="2" draw:end-shape="id2" draw:end-glue-point="3" svg:d="M6596 11870v503h9238v-1013" svg:viewBox="0 0 9239 1014">
          <text:p/>
        </draw:connector>
        <draw:connector draw:style-name="gr10" draw:text-style-name="P1" draw:layer="layout" svg:x1="6.594cm" svg:y1="9.82cm" svg:x2="13.392cm" svg:y2="10.336cm" draw:start-shape="id3" draw:start-glue-point="0" draw:end-shape="id4" draw:end-glue-point="3" svg:d="M6594 9820v-501h6798v1017" svg:viewBox="0 0 6799 1018">
          <text:p/>
        </draw:connector>
        <draw:custom-shape draw:style-name="gr7" draw:text-style-name="P1" draw:layer="layout" svg:width="0.325cm" svg:height="0.325cm" svg:x="12.316cm" svg:y="1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15.616cm" svg:y="1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14.016cm" svg:y="12.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9.78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66cm" svg:height="0.326cm" svg:x="8.28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6.78cm" svg:y="8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25cm" svg:height="0.325cm" svg:x="11.38cm" svg:y="8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0.325cm" svg:height="0.325cm" svg:x="13.08cm" svg:y="8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5.007cm" svg:height="0.611cm" svg:x="8.752cm" svg:y="13.22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5.007cm" svg:height="0.611cm" svg:x="7.855cm" svg:y="8.019cm">
          <text:p/>
          <draw:enhanced-geometry svg:viewBox="0 0 21600 21600" draw:text-areas="0 ?f0 ?f5 ?f2" draw:mirror-horizontal="tru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529cm" svg:height="0.692cm" svg:x="8.579cm" svg:y="10.5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29cm" svg:height="0.692cm" svg:x="7.579cm" svg:y="10.5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29cm" svg:height="0.692cm" svg:x="6.379cm" svg:y="10.5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29cm" svg:height="0.692cm" svg:x="5.279cm" svg:y="10.5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29cm" svg:height="0.692cm" svg:x="4.079cm" svg:y="10.56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gon draw:style-name="gr12" draw:text-style-name="P1" draw:layer="layout" svg:width="6.255cm" svg:height="0.034cm" svg:x="3.456cm" svg:y="11.488cm" svg:viewBox="0 0 6256 35" draw:points="0,35 0,18 0,0 6256,0 6256,18 6256,35">
          <text:p/>
        </draw:polygon>
        <draw:frame draw:style-name="gr13" draw:layer="layout" svg:width="2.878cm" svg:height="1.358cm" svg:x="19.61cm" svg:y="12.286cm">
          <draw:text-box>
            <text:p>LED</text:p>
          </draw:text-box>
        </draw:frame>
        <draw:line draw:style-name="gr1" draw:text-style-name="P1" draw:layer="layout" svg:x1="2.847cm" svg:y1="10.991cm" svg:x2="10.255cm" svg:y2="10.95cm">
          <text:p/>
        </draw:line>
        <draw:frame draw:style-name="gr13" draw:layer="layout" svg:width="2.878cm" svg:height="1.358cm" svg:x="4.002cm" svg:y="12.551cm">
          <draw:text-box>
            <text:p>Pila 3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04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8:48:28.748601735</meta:creation-date>
    <dc:date>2014-11-08T00:58:48.092978831</dc:date>
    <meta:editing-duration>PT5H21M43S</meta:editing-duration>
    <meta:editing-cycles>10</meta:editing-cycles>
    <meta:generator>LibreOffice/4.2.7.2$Linux_x86 LibreOffice_project/420m0$Build-2</meta:generator>
    <meta:document-statistic meta:object-count="54"/>
  </office:meta>
</office:document-meta>
</file>